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8000000912CDA942CA8690117.png" manifest:media-type="image/png"/>
  <manifest:file-entry manifest:full-path="Pictures/10000001000002FA000001F1F8322B5293A38DE9.png" manifest:media-type="image/png"/>
  <manifest:file-entry manifest:full-path="Pictures/10000001000003BC00000204C2A51E7706AC8B80.png" manifest:media-type="image/png"/>
  <manifest:file-entry manifest:full-path="Pictures/100000010000035A0000023F8F698C7D86665914.png" manifest:media-type="image/png"/>
  <manifest:file-entry manifest:full-path="Pictures/10000001000004B500000061B1AA157D0ABA9202.png" manifest:media-type="image/png"/>
  <manifest:file-entry manifest:full-path="Pictures/100000010000035A000000EB12AAAA2CBE4EF0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ff0000" draw:marker-start-width="0.28cm" draw:marker-end-width="0.28cm" svg:stroke-opacity="60%" draw:fill="none" draw:textarea-vertical-align="middle" fo:padding-top="0.152cm" fo:padding-bottom="0.152cm" fo:padding-left="0.277cm" fo:padding-right="0.277cm"/>
    </style:style>
    <style:style style:name="gr3" style:family="graphic" style:parent-style-name="standard">
      <style:graphic-properties svg:stroke-width="0.081cm" svg:stroke-color="#ffff00" draw:marker-start="Square" draw:marker-start-width="0.421cm" draw:marker-end="Arrowheads_20_3" draw:marker-end-width="0.421cm" svg:stroke-opacity="40%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093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bcbec4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cf8e6d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acb8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aab73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aa4926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6.139cm" svg:height="7.159cm" svg:x="0.935cm" svg:y="2.196cm">
            <draw:image xlink:href="Pictures/100000010000035A000000EB12AAAA2CBE4EF0D2.png" xlink:type="simple" xlink:show="embed" xlink:actuate="onLoad" draw:mime-type="image/png">
              <text:p/>
            </draw:image>
          </draw:frame>
          <draw:line draw:style-name="gr2" draw:text-style-name="P1" draw:layer="layout" svg:x1="2.205cm" svg:y1="5.88cm" svg:x2="25.065cm" svg:y2="5.88cm">
            <text:p/>
          </draw:line>
          <draw:line draw:style-name="gr3" draw:text-style-name="P2" draw:layer="layout" svg:x1="21.855cm" svg:y1="6.42cm" svg:x2="21.855cm" svg:y2="7.35cm">
            <text:p/>
          </draw:line>
          <draw:line draw:style-name="gr2" draw:text-style-name="P1" draw:layer="layout" svg:x1="2.205cm" svg:y1="6.58cm" svg:x2="25.065cm" svg:y2="6.58cm">
            <text:p/>
          </draw:line>
          <draw:line draw:style-name="gr3" draw:text-style-name="P2" draw:layer="layout" svg:x1="22.455cm" svg:y1="7.12cm" svg:x2="22.455cm" svg:y2="8.05cm">
            <text:p/>
          </draw:line>
          <draw:line draw:style-name="gr3" draw:text-style-name="P2" draw:layer="layout" svg:x1="21.855cm" svg:y1="7.82cm" svg:x2="21.855cm" svg:y2="8.75cm">
            <text:p/>
          </draw:line>
          <draw:line draw:style-name="gr3" draw:text-style-name="P2" draw:layer="layout" svg:x1="11.355cm" svg:y1="6.42cm" svg:x2="11.355cm" svg:y2="7.35cm">
            <text:p/>
          </draw:line>
          <draw:line draw:style-name="gr3" draw:text-style-name="P2" draw:layer="layout" svg:x1="10.555cm" svg:y1="7.12cm" svg:x2="10.555cm" svg:y2="8.05cm">
            <text:p/>
          </draw:line>
          <draw:line draw:style-name="gr3" draw:text-style-name="P2" draw:layer="layout" svg:x1="11.355cm" svg:y1="7.82cm" svg:x2="11.355cm" svg:y2="8.75cm">
            <text:p/>
          </draw:line>
          <draw:custom-shape draw:style-name="gr4" draw:text-style-name="P1" draw:layer="layout" svg:width="0.635cm" svg:height="0.635cm" svg:x="13.279cm" svg:y="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13.279cm" svg:y="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18.415cm" svg:height="1.373cm" svg:x="4.514cm" svg:y="0.538cm">
          <draw:text-box>
            <text:p text:style-name="P2">Geant steps</text:p>
            <text:p text:style-name="P3"><text:span text:style-name="T1">si</text:span><text:span text:style-name="T1">m.</text:span><text:span text:style-name="T1">g4</text:span><text:span text:style-name="T1">_v</text:span><text:span text:style-name="T1">erb</text:span><text:span text:style-name="T1">os</text:span><text:span text:style-name="T1">e, </text:span><text:span text:style-name="T1">si</text:span><text:span text:style-name="T1">m.</text:span><text:span text:style-name="T1">g4</text:span><text:span text:style-name="T1">_v</text:span><text:span text:style-name="T1">erb</text:span><text:span text:style-name="T1">os</text:span><text:span text:style-name="T1">e_l</text:span><text:span text:style-name="T1">ev</text:span><text:span text:style-name="T1">el_</text:span><text:span text:style-name="T1">tra</text:span><text:span text:style-name="T1">cki</text:span><text:span text:style-name="T1">ng </text:span><text:span text:style-name="T1">= </text:span><text:span text:style-name="T2">Tru</text:span><text:span text:style-name="T2">e</text:span><text:span text:style-name="T1">, </text:span><text:span text:style-name="T3">1</text:span></text:p>
          </draw:text-box>
        </draw:frame>
        <draw:g>
          <draw:frame draw:style-name="gr1" draw:text-style-name="P1" draw:layer="layout" svg:width="26.629cm" svg:height="2.252cm" svg:x="0.741cm" svg:y="11.618cm">
            <draw:image xlink:href="Pictures/10000001000004B500000061B1AA157D0ABA9202.png" xlink:type="simple" xlink:show="embed" xlink:actuate="onLoad" draw:mime-type="image/png">
              <text:p/>
            </draw:image>
          </draw:frame>
          <draw:frame draw:style-name="gr5" draw:text-style-name="P5" draw:layer="layout" svg:width="18.415cm" svg:height="1.373cm" svg:x="5.08cm" svg:y="10.245cm">
            <draw:text-box>
              <text:p text:style-name="P2">Gate10 hits</text:p>
              <text:p text:style-name="P3"><text:span text:style-name="T1">hit</text:span><text:span text:style-name="T1">s </text:span><text:span text:style-name="T1">= </text:span><text:span text:style-name="T1">upr</text:span><text:span text:style-name="T1">oot</text:span><text:span text:style-name="T1">.op</text:span><text:span text:style-name="T1">en(</text:span><text:span text:style-name="T1">file</text:span><text:span text:style-name="T1">_p</text:span><text:span text:style-name="T1">ath</text:span><text:span text:style-name="T1">)</text:span><text:span text:style-name="T1">[</text:span><text:span text:style-name="T4">'H</text:span><text:span text:style-name="T4">its'</text:span><text:span text:style-name="T1">].a</text:span><text:span text:style-name="T1">rra</text:span><text:span text:style-name="T1">ys(</text:span><text:span text:style-name="T5">libr</text:span><text:span text:style-name="T5">ary</text:span><text:span text:style-name="T1">=</text:span><text:span text:style-name="T4">'</text:span><text:span text:style-name="T4">pd'</text:span><text:span text:style-name="T4">)</text:span></text:p>
            </draw:text-box>
          </draw:frame>
          <draw:line draw:style-name="gr6" draw:text-style-name="P1" draw:layer="layout" svg:x1="1.27cm" svg:y1="9.355cm" svg:x2="1.27cm" svg:y2="11.618cm">
            <text:p/>
          </draw:line>
        </draw:g>
        <draw:frame draw:style-name="gr7" draw:text-style-name="P4" draw:layer="layout" svg:width="4.445cm" svg:height="0.962cm" svg:x="1.27cm" svg:y="9.845cm">
          <draw:text-box>
            <text:p>Same track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9" draw:text-style-name="P2" draw:layer="layout" svg:width="17.501cm" svg:height="11.709cm" svg:x="0.295cm" svg:y="0.856cm">
            <draw:image xlink:href="Pictures/100000010000035A0000023F8F698C7D86665914.png" xlink:type="simple" xlink:show="embed" xlink:actuate="onLoad" draw:mime-type="image/png">
              <text:p/>
            </draw:image>
          </draw:frame>
          <draw:g>
            <draw:line draw:style-name="gr2" draw:text-style-name="P1" draw:layer="layout" svg:x1="1.077cm" svg:y1="3.306cm" svg:x2="16.384cm" svg:y2="3.306cm">
              <text:p/>
            </draw:line>
            <draw:line draw:style-name="gr3" draw:text-style-name="P2" draw:layer="layout" svg:x1="14.234cm" svg:y1="3.567cm" svg:x2="14.234cm" svg:y2="4.189cm">
              <text:p/>
            </draw:line>
            <draw:line draw:style-name="gr2" draw:text-style-name="P1" draw:layer="layout" svg:x1="1.077cm" svg:y1="3.774cm" svg:x2="16.384cm" svg:y2="3.774cm">
              <text:p/>
            </draw:line>
            <draw:line draw:style-name="gr3" draw:text-style-name="P2" draw:layer="layout" svg:x1="14.636cm" svg:y1="4.036cm" svg:x2="14.636cm" svg:y2="4.658cm">
              <text:p/>
            </draw:line>
            <draw:line draw:style-name="gr3" draw:text-style-name="P2" draw:layer="layout" svg:x1="7.204cm" svg:y1="3.567cm" svg:x2="7.204cm" svg:y2="4.189cm">
              <text:p/>
            </draw:line>
            <draw:line draw:style-name="gr3" draw:text-style-name="P2" draw:layer="layout" svg:x1="6.668cm" svg:y1="4.036cm" svg:x2="6.668cm" svg:y2="4.658cm">
              <text:p/>
            </draw:line>
            <draw:custom-shape draw:style-name="gr10" draw:text-style-name="P1" draw:layer="layout" svg:width="0.438cm" svg:height="0.425cm" svg:x="8.486cm" svg:y="3.11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438cm" svg:height="0.426cm" svg:x="8.486cm" svg:y="3.55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line draw:style-name="gr3" draw:text-style-name="P2" draw:layer="layout" svg:x1="14.235cm" svg:y1="7.641cm" svg:x2="14.235cm" svg:y2="8.263cm">
            <text:p/>
          </draw:line>
          <draw:line draw:style-name="gr2" draw:text-style-name="P1" draw:layer="layout" svg:x1="1.078cm" svg:y1="7.748cm" svg:x2="16.385cm" svg:y2="7.748cm">
            <text:p/>
          </draw:line>
          <draw:line draw:style-name="gr3" draw:text-style-name="P2" draw:layer="layout" svg:x1="14.637cm" svg:y1="8.11cm" svg:x2="14.637cm" svg:y2="8.732cm">
            <text:p/>
          </draw:line>
          <draw:line draw:style-name="gr3" draw:text-style-name="P2" draw:layer="layout" svg:x1="6.805cm" svg:y1="7.641cm" svg:x2="6.805cm" svg:y2="8.263cm">
            <text:p/>
          </draw:line>
          <draw:line draw:style-name="gr3" draw:text-style-name="P2" draw:layer="layout" svg:x1="7.269cm" svg:y1="11.61cm" svg:x2="7.269cm" svg:y2="12.232cm">
            <text:p/>
          </draw:line>
          <draw:custom-shape draw:style-name="gr10" draw:text-style-name="P1" draw:layer="layout" svg:width="0.438cm" svg:height="0.426cm" svg:x="8.487cm" svg:y="7.5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1.079cm" svg:y1="11.848cm" svg:x2="16.386cm" svg:y2="11.848cm">
            <text:p/>
          </draw:line>
          <draw:custom-shape draw:style-name="gr10" draw:text-style-name="P1" draw:layer="layout" svg:width="0.438cm" svg:height="0.426cm" svg:x="8.487cm" svg:y="11.62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2" draw:layer="layout" svg:x1="7.305cm" svg:y1="8.142cm" svg:x2="7.305cm" svg:y2="8.764cm">
            <text:p/>
          </draw:line>
        </draw:g>
        <draw:frame draw:style-name="gr9" draw:text-style-name="P2" draw:layer="layout" svg:width="9.108cm" svg:height="4.928cm" svg:x="18.197cm" svg:y="1.035cm">
          <draw:image xlink:href="Pictures/10000001000003BC00000204C2A51E7706AC8B80.png" xlink:type="simple" xlink:show="embed" xlink:actuate="onLoad" draw:mime-type="image/png">
            <text:p/>
          </draw:image>
        </draw:frame>
        <draw:frame draw:style-name="gr9" draw:text-style-name="P2" draw:layer="layout" svg:width="9.32cm" svg:height="6.079cm" svg:x="18.203cm" svg:y="6.415cm">
          <draw:image xlink:href="Pictures/10000001000002FA000001F1F8322B5293A38DE9.png" xlink:type="simple" xlink:show="embed" xlink:actuate="onLoad" draw:mime-type="image/png">
            <text:p/>
          </draw:image>
        </draw:frame>
        <draw:frame draw:style-name="gr9" draw:text-style-name="P2" draw:layer="layout" svg:width="27.999cm" svg:height="2.498cm" svg:x="0cm" svg:y="12.7cm">
          <draw:image xlink:href="Pictures/1000000100000658000000912CDA942CA8690117.png" xlink:type="simple" xlink:show="embed" xlink:actuate="onLoad" draw:mime-type="image/png">
            <text:p/>
          </draw:image>
        </draw:frame>
        <draw:frame draw:style-name="gr11" draw:text-style-name="P7" draw:layer="layout" svg:width="26.67cm" svg:height="1.673cm" svg:x="0.135cm" svg:y="-0.106cm">
          <draw:text-box>
            <text:p>Compton interaction in sensor from primary gamma, recoil e- tracked + bremsstrahlung 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line draw:style-name="gr2" draw:text-style-name="P1" draw:layer="layout" svg:x1="1.27cm" svg:y1="2.21cm" svg:x2="24.13cm" svg:y2="2.21cm">
            <text:p/>
          </draw:line>
          <draw:line draw:style-name="gr3" draw:text-style-name="P2" draw:layer="layout" svg:x1="20.92cm" svg:y1="2.75cm" svg:x2="20.92cm" svg:y2="3.68cm">
            <text:p/>
          </draw:line>
          <draw:line draw:style-name="gr2" draw:text-style-name="P1" draw:layer="layout" svg:x1="1.27cm" svg:y1="2.91cm" svg:x2="24.13cm" svg:y2="2.91cm">
            <text:p/>
          </draw:line>
          <draw:line draw:style-name="gr3" draw:text-style-name="P2" draw:layer="layout" svg:x1="21.52cm" svg:y1="3.45cm" svg:x2="21.52cm" svg:y2="4.38cm">
            <text:p/>
          </draw:line>
          <draw:line draw:style-name="gr3" draw:text-style-name="P2" draw:layer="layout" svg:x1="20.92cm" svg:y1="4.15cm" svg:x2="20.92cm" svg:y2="5.08cm">
            <text:p/>
          </draw:line>
          <draw:line draw:style-name="gr3" draw:text-style-name="P2" draw:layer="layout" svg:x1="10.42cm" svg:y1="2.75cm" svg:x2="10.42cm" svg:y2="3.68cm">
            <text:p/>
          </draw:line>
          <draw:line draw:style-name="gr3" draw:text-style-name="P2" draw:layer="layout" svg:x1="9.62cm" svg:y1="3.45cm" svg:x2="9.62cm" svg:y2="4.38cm">
            <text:p/>
          </draw:line>
          <draw:line draw:style-name="gr3" draw:text-style-name="P2" draw:layer="layout" svg:x1="10.42cm" svg:y1="4.15cm" svg:x2="10.42cm" svg:y2="5.08cm">
            <text:p/>
          </draw:line>
          <draw:custom-shape draw:style-name="gr4" draw:text-style-name="P1" draw:layer="layout" svg:width="0.635cm" svg:height="0.635cm" svg:x="12.344cm" svg:y="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12.344cm" svg:y="2.5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1" draw:layer="layout" svg:x1="1.27cm" svg:y1="9.195cm" svg:x2="24.13cm" svg:y2="9.195cm">
          <text:p/>
        </draw:line>
        <draw:line draw:style-name="gr3" draw:text-style-name="P2" draw:layer="layout" svg:x1="20.92cm" svg:y1="9.735cm" svg:x2="20.92cm" svg:y2="10.665cm">
          <text:p/>
        </draw:line>
        <draw:line draw:style-name="gr2" draw:text-style-name="P1" draw:layer="layout" svg:x1="1.27cm" svg:y1="9.895cm" svg:x2="24.13cm" svg:y2="9.895cm">
          <text:p/>
        </draw:line>
        <draw:line draw:style-name="gr3" draw:text-style-name="P2" draw:layer="layout" svg:x1="21.52cm" svg:y1="10.435cm" svg:x2="21.52cm" svg:y2="11.365cm">
          <text:p/>
        </draw:line>
        <draw:line draw:style-name="gr3" draw:text-style-name="P2" draw:layer="layout" svg:x1="20.92cm" svg:y1="11.135cm" svg:x2="20.92cm" svg:y2="12.065cm">
          <text:p/>
        </draw:line>
        <draw:line draw:style-name="gr3" draw:text-style-name="P2" draw:layer="layout" svg:x1="10.42cm" svg:y1="9.735cm" svg:x2="10.42cm" svg:y2="10.665cm">
          <text:p/>
        </draw:line>
        <draw:line draw:style-name="gr3" draw:text-style-name="P2" draw:layer="layout" svg:x1="9.62cm" svg:y1="10.435cm" svg:x2="9.62cm" svg:y2="11.365cm">
          <text:p/>
        </draw:line>
        <draw:line draw:style-name="gr3" draw:text-style-name="P2" draw:layer="layout" svg:x1="10.42cm" svg:y1="11.135cm" svg:x2="10.42cm" svg:y2="12.065cm">
          <text:p/>
        </draw:line>
        <draw:custom-shape draw:style-name="gr4" draw:text-style-name="P1" draw:layer="layout" svg:width="0.635cm" svg:height="0.635cm" svg:x="12.344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35cm" svg:height="0.635cm" svg:x="12.344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23T09:57:22.182406061</meta:creation-date>
    <dc:date>2025-01-27T12:46:19.422518464</dc:date>
    <meta:editing-duration>PT4H10M49S</meta:editing-duration>
    <meta:editing-cycles>6</meta:editing-cycles>
    <meta:generator>LibreOffice/7.3.7.2$Linux_X86_64 LibreOffice_project/30$Build-2</meta:generator>
    <meta:document-statistic meta:object-count="90"/>
  </office:meta>
</office:document-meta>
</file>